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f09" officeooo:paragraph-rsid="00162f09"/>
    </style:style>
    <style:style style:name="P2" style:family="paragraph" style:parent-style-name="Standard">
      <style:text-properties officeooo:rsid="0017c700" officeooo:paragraph-rsid="0017c700"/>
    </style:style>
    <style:style style:name="P3" style:family="paragraph" style:parent-style-name="Standard">
      <style:text-properties officeooo:rsid="0017c700" officeooo:paragraph-rsid="0019e05e"/>
    </style:style>
    <style:style style:name="P4" style:family="paragraph" style:parent-style-name="Standard">
      <style:text-properties officeooo:rsid="0017c700" officeooo:paragraph-rsid="001bc629"/>
    </style:style>
    <style:style style:name="P5" style:family="paragraph" style:parent-style-name="Standard">
      <style:text-properties officeooo:rsid="00191212" officeooo:paragraph-rsid="00191212"/>
    </style:style>
    <style:style style:name="P6" style:family="paragraph" style:parent-style-name="Standard">
      <style:text-properties officeooo:rsid="00191212" officeooo:paragraph-rsid="001a807e"/>
    </style:style>
    <style:style style:name="P7" style:family="paragraph" style:parent-style-name="Standard">
      <style:text-properties officeooo:rsid="001a807e" officeooo:paragraph-rsid="00191212"/>
    </style:style>
    <style:style style:name="P8" style:family="paragraph" style:parent-style-name="Standard">
      <style:text-properties officeooo:rsid="001a807e" officeooo:paragraph-rsid="001a807e"/>
    </style:style>
    <style:style style:name="P9" style:family="paragraph" style:parent-style-name="Standard">
      <style:text-properties officeooo:paragraph-rsid="001b415a"/>
    </style:style>
    <style:style style:name="P10" style:family="paragraph" style:parent-style-name="Standard">
      <style:text-properties officeooo:rsid="001b415a" officeooo:paragraph-rsid="001b415a"/>
    </style:style>
    <style:style style:name="P11" style:family="paragraph" style:parent-style-name="Standard">
      <style:text-properties officeooo:rsid="001b415a" officeooo:paragraph-rsid="001bc629"/>
    </style:style>
    <style:style style:name="P12" style:family="paragraph" style:parent-style-name="Standard">
      <style:text-properties officeooo:rsid="001bc629" officeooo:paragraph-rsid="001bc629"/>
    </style:style>
    <style:style style:name="P13" style:family="paragraph" style:parent-style-name="Header">
      <style:text-properties officeooo:rsid="001bc629" officeooo:paragraph-rsid="001bc629"/>
    </style:style>
    <style:style style:name="T1" style:family="text">
      <style:text-properties officeooo:rsid="0019e05e"/>
    </style:style>
    <style:style style:name="T2" style:family="text">
      <style:text-properties officeooo:rsid="001a807e"/>
    </style:style>
    <style:style style:name="T3" style:family="text">
      <style:text-properties officeooo:rsid="001b415a"/>
    </style:style>
    <style:style style:name="T4" style:family="text">
      <style:text-properties officeooo:rsid="001bc629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PROGRAM 1</text:span></text:p>
      <text:p text:style-name="P9">#printing name</text:p>
      <text:p text:style-name="Standard">print('sahana')</text:p>
      <text:p text:style-name="Standard"/>
      <text:p text:style-name="P1">O<text:span text:style-name="T4">UTPUT:</text:span></text:p>
      <text:p text:style-name="P1">sahana</text:p>
      <text:p text:style-name="P10"/>
      <text:p text:style-name="P10">PROGRAM 2</text:p>
      <text:p text:style-name="P1">#printing college details</text:p>
      <text:p text:style-name="P1">print("CMR University is a reputated college.It is been there since 25 years,it has many courses like BTECH,BBA,MBA,LLB etc.I am studying in soet which is a part of CMR University.It is in Baglur,it has very good infrastructure and environment.")</text:p>
      <text:p text:style-name="P1"/>
      <text:p text:style-name="P2">O<text:span text:style-name="T4">UTPUT:</text:span></text:p>
      <text:p text:style-name="P2">CMR University is a reputated college.It is been there since 25 years,it has many courses like BTECH,BBA,MBA,LLB etc.I am studying in soet which is a part of CMR University.It is in Baglur,it has very good infrastructure and environment.</text:p>
      <text:p text:style-name="P2"/>
      <text:p text:style-name="P10">PROGRAM 3</text:p>
      <text:p text:style-name="P2">#addition of nu<text:span text:style-name="T1">mbers</text:span></text:p>
      <text:p text:style-name="P2">a=120</text:p>
      <text:p text:style-name="P2">print("value of a is")</text:p>
      <text:p text:style-name="P2">print(a)</text:p>
      <text:p text:style-name="P2">b=50</text:p>
      <text:p text:style-name="P2">print("value of b is")</text:p>
      <text:p text:style-name="P2">print(b)</text:p>
      <text:p text:style-name="P2">c=60</text:p>
      <text:p text:style-name="P2">print("value of c is")</text:p>
      <text:p text:style-name="P2">print(c)</text:p>
      <text:p text:style-name="P2">d=a+b+c</text:p>
      <text:p text:style-name="P2">print("value of d is")</text:p>
      <text:p text:style-name="P2">print(d)</text:p>
      <text:p text:style-name="P2"/>
      <text:p text:style-name="P2">O<text:span text:style-name="T4">UTPUT:</text:span></text:p>
      <text:p text:style-name="P2">value of a is</text:p>
      <text:p text:style-name="P2">120</text:p>
      <text:p text:style-name="P2">value of b is</text:p>
      <text:p text:style-name="P2">50</text:p>
      <text:p text:style-name="P2">value of c is</text:p>
      <text:p text:style-name="P2">60</text:p>
      <text:p text:style-name="P2">value of d is</text:p>
      <text:p text:style-name="P2">230</text:p>
      <text:p text:style-name="P2"/>
      <text:p text:style-name="P11">PROGRAM 4</text:p>
      <text:p text:style-name="P4">#subtrac<text:span text:style-name="T1">a</text:span>tion of numbers</text:p>
      <text:p text:style-name="P4">p=340</text:p>
      <text:p text:style-name="P4">print(p)</text:p>
      <text:p text:style-name="P4">q=178</text:p>
      <text:p text:style-name="P4">print(q)</text:p>
      <text:p text:style-name="P4">r=120</text:p>
      <text:p text:style-name="P4">print(r)</text:p>
      <text:p text:style-name="P4">s=p-q-r</text:p>
      <text:p text:style-name="P4">print("substaction of ",p,q,"and,r","is",s)</text:p>
      <text:p text:style-name="P4"/>
      <text:p text:style-name="P4">O<text:span text:style-name="T4">UTPUT:</text:span>340</text:p>
      <text:p text:style-name="P2"><text:soft-page-break/>178</text:p>
      <text:p text:style-name="P2">120</text:p>
      <text:p text:style-name="P2">subst<text:span text:style-name="T3">r</text:span>action of <text:s/>340 178 and 120 is 42</text:p>
      <text:p text:style-name="P6"/>
      <text:p text:style-name="P10">PROGRAM 5</text:p>
      <text:p text:style-name="P6">#multiplication of numbers</text:p>
      <text:p text:style-name="P6">a=120</text:p>
      <text:p text:style-name="P6">print("value of a is")</text:p>
      <text:p text:style-name="P6">print(a)</text:p>
      <text:p text:style-name="P6">b=50</text:p>
      <text:p text:style-name="P6">print("value of b is")</text:p>
      <text:p text:style-name="P6">print(b)</text:p>
      <text:p text:style-name="P6">c=60</text:p>
      <text:p text:style-name="P6">print("value of c is")</text:p>
      <text:p text:style-name="P6">print(c)</text:p>
      <text:p text:style-name="P6">d=a*b*c</text:p>
      <text:p text:style-name="P6">print("value of d is")</text:p>
      <text:p text:style-name="P6">print(d)</text:p>
      <text:p text:style-name="P6"/>
      <text:p text:style-name="P8">O<text:span text:style-name="T4">UTPUT:</text:span></text:p>
      <text:p text:style-name="P8">value of a is</text:p>
      <text:p text:style-name="P8">120</text:p>
      <text:p text:style-name="P8">value of b is</text:p>
      <text:p text:style-name="P8">50</text:p>
      <text:p text:style-name="P8">value of c is</text:p>
      <text:p text:style-name="P8">60</text:p>
      <text:p text:style-name="P8">value of d is</text:p>
      <text:p text:style-name="P8">360000</text:p>
      <text:p text:style-name="P8"/>
      <text:p text:style-name="P10">PROGRAM 6</text:p>
      <text:p text:style-name="P8">#division of numbers</text:p>
      <text:p text:style-name="P8">a=120</text:p>
      <text:p text:style-name="P8">print("value of a is")</text:p>
      <text:p text:style-name="P8">print(a)</text:p>
      <text:p text:style-name="P8">b=50</text:p>
      <text:p text:style-name="P8">print("value of b is")</text:p>
      <text:p text:style-name="P8">print(b)</text:p>
      <text:p text:style-name="P8">d=a/b</text:p>
      <text:p text:style-name="P8">print("value of d is")</text:p>
      <text:p text:style-name="P8">print(d)</text:p>
      <text:p text:style-name="P8"/>
      <text:p text:style-name="P8">O<text:span text:style-name="T4">UTPUT:</text:span></text:p>
      <text:p text:style-name="P8">value of a is</text:p>
      <text:p text:style-name="P8">120</text:p>
      <text:p text:style-name="P8">value of b is</text:p>
      <text:p text:style-name="P8">50</text:p>
      <text:p text:style-name="P8">value of d is</text:p>
      <text:p text:style-name="P8">2.4</text:p>
      <text:p text:style-name="P2"/>
      <text:p text:style-name="P10">PROGRAM <text:s/>7</text:p>
      <text:p text:style-name="P2">#mathematical operation</text:p>
      <text:p text:style-name="P2">x=int(input("enter a number:"))</text:p>
      <text:p text:style-name="P2">y=int(input("enter another number:"))</text:p>
      <text:p text:style-name="P2">print(x,"+",y,"=",x+y)</text:p>
      <text:p text:style-name="P2">print(x,"-",y,"=",x-y)</text:p>
      <text:p text:style-name="P2"><text:soft-page-break/>print(x,"*",y,"=",x*y)</text:p>
      <text:p text:style-name="P2">print(x,"/",y,"=",x/y)</text:p>
      <text:p text:style-name="P2">print(x,"//",y,"=",x//y)</text:p>
      <text:p text:style-name="P2">print(x,"%",y,"=",x%y)</text:p>
      <text:p text:style-name="P2">print(x,"**",y,"=",x**y)</text:p>
      <text:p text:style-name="P2"/>
      <text:p text:style-name="P2">O<text:span text:style-name="T4">UTPUT:</text:span></text:p>
      <text:p text:style-name="P2">enter a number:45</text:p>
      <text:p text:style-name="P2">enter another number:6</text:p>
      <text:p text:style-name="P2">45 + 6 = 51</text:p>
      <text:p text:style-name="P2">45 - 6 = 39</text:p>
      <text:p text:style-name="P2">45 * 6 = 270</text:p>
      <text:p text:style-name="P2">45 / 6 = 7.5</text:p>
      <text:p text:style-name="P2">45 // 6 = 7</text:p>
      <text:p text:style-name="P2">45 % 6 = 3</text:p>
      <text:p text:style-name="P2">45 ** 6 = 8303765625</text:p>
      <text:p text:style-name="P2"/>
      <text:p text:style-name="P10">PROGRAM 8</text:p>
      <text:p text:style-name="P2">#compare two numbers</text:p>
      <text:p text:style-name="P2">x=int(input("enter a number"))</text:p>
      <text:p text:style-name="P2">y=int(input("enter another number"))</text:p>
      <text:p text:style-name="P2">if(x&gt;y):</text:p>
      <text:p text:style-name="P2"><text:tab/>print("x is greater than y")</text:p>
      <text:p text:style-name="P2">else:</text:p>
      <text:p text:style-name="P2"><text:tab/>print("x is less than y")</text:p>
      <text:p text:style-name="P2"/>
      <text:p text:style-name="P12">OUTPUT:</text:p>
      <text:p text:style-name="P2">enter a number678</text:p>
      <text:p text:style-name="P2">enter another number90</text:p>
      <text:p text:style-name="P2">x is greater than y</text:p>
      <text:p text:style-name="P2">enter a number78</text:p>
      <text:p text:style-name="P2">enter another number900</text:p>
      <text:p text:style-name="P2">x is less than y</text:p>
      <text:p text:style-name="P2"/>
      <text:p text:style-name="P10">PROGRAM 9</text:p>
      <text:p text:style-name="P2">#find a grade by entering marks</text:p>
      <text:p text:style-name="P2">a=int(input("enter your marks"))</text:p>
      <text:p text:style-name="P2">if(a&gt;85):</text:p>
      <text:p text:style-name="P2"><text:tab/>print("DISTINCTION")</text:p>
      <text:p text:style-name="P2">elif(a&gt;=75):</text:p>
      <text:p text:style-name="P2"><text:tab/>print("FIRST CLASS")</text:p>
      <text:p text:style-name="P2">elif(a&gt;=65):</text:p>
      <text:p text:style-name="P2"><text:tab/>print("SECOND CLASS")</text:p>
      <text:p text:style-name="P2">else:</text:p>
      <text:p text:style-name="P2"><text:tab/>print("fail")</text:p>
      <text:p text:style-name="P5"/>
      <text:p text:style-name="P12">OUTPUT:</text:p>
      <text:p text:style-name="P5">enter your marks90</text:p>
      <text:p text:style-name="P5">DISTINCTION</text:p>
      <text:p text:style-name="P5">enter your marks78</text:p>
      <text:p text:style-name="P5">FIRST CLASS</text:p>
      <text:p text:style-name="P5">enter your marks68</text:p>
      <text:p text:style-name="P5">SECOND CLASS</text:p>
      <text:p text:style-name="P5">enter your marks56</text:p>
      <text:p text:style-name="P5">fail</text:p>
      <text:p text:style-name="P5"><text:soft-page-break/></text:p>
      <text:p text:style-name="P10">PROGRAM 10</text:p>
      <text:p text:style-name="P5"># while loop</text:p>
      <text:p text:style-name="P5">i=1</text:p>
      <text:p text:style-name="P5">while i&lt;=1<text:span text:style-name="T2">0</text:span>:</text:p>
      <text:p text:style-name="P5"><text:tab/>print(i)</text:p>
      <text:p text:style-name="P5"><text:tab/>i=i+1</text:p>
      <text:p text:style-name="P5"/>
      <text:p text:style-name="P5">O<text:span text:style-name="T4">UTPUT:</text:span></text:p>
      <text:p text:style-name="P12">1</text:p>
      <text:p text:style-name="P5">2</text:p>
      <text:p text:style-name="P5">3</text:p>
      <text:p text:style-name="P5">4</text:p>
      <text:p text:style-name="P5">5</text:p>
      <text:p text:style-name="P5">6</text:p>
      <text:p text:style-name="P5">7</text:p>
      <text:p text:style-name="P5">8</text:p>
      <text:p text:style-name="P5">9</text:p>
      <text:p text:style-name="P5">10</text:p>
      <text:p text:style-name="P5"/>
      <text:p text:style-name="P5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c629" officeooo:paragraph-rsid="001bc629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MING WITH PYTHON <text:s text:c="2"/></text:span><text:s text:c="56"/>Sahana B 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7:14.123758381</meta:creation-date>
    <dc:date>2018-09-26T14:43:39.991394786</dc:date>
    <meta:editing-duration>PT14M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62" meta:word-count="426" meta:character-count="2565" meta:non-whitespace-character-count="2233"/>
  </office:meta>
</office:document-meta>
</file>